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5.847cm" style:rel-column-width="24339*"/>
    </style:style>
    <style:style style:name="Table3.B" style:family="table-column">
      <style:table-column-properties style:column-width="4.422cm" style:rel-column-width="18412*"/>
    </style:style>
    <style:style style:name="Table3.C" style:family="table-column">
      <style:table-column-properties style:column-width="5.473cm" style:rel-column-width="2278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ext_20_body_20_indent">
      <style:paragraph-properties fo:margin-left="0cm" fo:margin-right="0cm" fo:text-indent="0cm" style:auto-text-indent="false"/>
    </style:style>
    <style:style style:name="P5" style:family="paragraph" style:parent-style-name="Text_20_body_20_inden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color="#00000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0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1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2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">
      <style:paragraph-properties fo:margin-top="0.423cm" fo:margin-bottom="0.212cm"/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4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5" style:family="paragraph" style:parent-style-name="Text_20_body_20_indent_20_2">
      <style:text-properties fo:color="#000000" fo:font-weight="normal" style:font-weight-asian="normal" style:font-weight-complex="normal"/>
    </style:style>
    <style:style style:name="P16" style:family="paragraph" style:parent-style-name="Text_20_body_20_indent_20_2">
      <style:text-properties fo:language="en" fo:country="none"/>
    </style:style>
    <style:style style:name="P17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20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style:language-asian="zh" style:country-asian="TW"/>
    </style:style>
    <style:style style:name="T9" style:family="text">
      <style:text-properties fo:color="#000000" style:font-name="Courier New1" fo:font-weight="normal" style:font-name-asian="Courier New1" style:font-weight-asian="normal" style:font-name-complex="Courier New1" style:font-weight-complex="normal"/>
    </style:style>
    <style:style style:name="T10" style:family="text">
      <style:text-properties style:font-name="Courier New1" style:font-name-asian="Courier New1" style:font-name-complex="Courier New1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ox</text:h>
      <text:p text:style-name="P16">The box model of XUL is used to divide a portion of the display into a series of boxes. Components inside of a box will orient themselves horizontally or vertically. By combining a series of boxes and separators, you can control the layout of the visual representation.</text:p>
      <text:p text:style-name="P16">A box can lay out its children in one of two orientations, either horizontally or vertically. A horizontal box lines up its components horizontally and a vertical box orients its components vertically. You can think of a box as one row or one column from an HTML table.</text:p>
      <text:p text:style-name="P4"><text:s/><text:span text:style-name="T1"><text:s text:c="6"/></text:span></text:p>
      <text:p text:style-name="P5"><draw:frame draw:style-name="fr1" draw:name="graphics1" text:anchor-type="paragraph" svg:width="4.046cm" svg:height="2.011cm" draw:z-index="0"><draw:image xlink:href="../images/box.png" xlink:type="simple" xlink:show="embed" xlink:actuate="onLoad"/></draw:frame></text:p>
      <text:p text:style-name="Code_20_Indent_20_2">&lt;zk&gt;</text:p>
      <text:p text:style-name="Code_20_Indent_20_2"><text:tab/>&lt;box orient="vertical"&gt;</text:p>
      <text:p text:style-name="Code_20_Indent_20_2"><text:tab/><text:tab/>&lt;button label="Button 1"/&gt;</text:p>
      <text:p text:style-name="Code_20_Indent_20_2"><text:tab/><text:tab/>&lt;button label="Button 2"/&gt;</text:p>
      <text:p text:style-name="Code_20_Indent_20_2"><text:tab/>&lt;/box&gt;</text:p>
      <text:p text:style-name="Code_20_Indent_20_2"><text:tab/>&lt;box <text:s/>orient="horizontal"&gt;</text:p>
      <text:p text:style-name="Code_20_Indent_20_2"><text:tab/><text:tab/>&lt;button label="Button 3"/&gt;</text:p>
      <text:p text:style-name="Code_20_Indent_20_2"><text:tab/><text:tab/>&lt;button label="Button 4"/&gt;</text:p>
      <text:p text:style-name="Code_20_Indent_20_2"><text:tab/>&lt;/box&gt;</text:p>
      <text:p text:style-name="Code_20_Indent_20_2">&lt;/zk&gt;</text:p>
      <text:h text:style-name="P11" text:outline-level="4">Class Name</text:h>
      <text:p text:style-name="P20"><text:span text:style-name="Source_20_Text"><text:span text:style-name="T3">org.zkoss.zul.Box</text:span></text:span></text:p>
      <text:h text:style-name="P12" text:outline-level="4">Supported Child Components</text:h>
      <text:p text:style-name="P15">*ALL</text:p>
      <text:h text:style-name="P12" text:outline-level="4">Supported Events<text:span text:style-name="T2"> <text:s text:c="6"/></text:span></text:h>
      <text:p text:style-name="P13"><text:s text:c="8"/>*NONE</text:p>
      <text:h text:style-name="P17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heights</text:span></text:p>
          </table:table-cell>
          <table:table-cell table:style-name="Table1.A2" office:value-type="string">
            <text:p text:style-name="P2">Sets the widths/heights, which is a list of numbers separated by comma to denote the width/height of each cell in a box.</text:p>
          </table:table-cell>
          <table:table-cell table:style-name="Table1.A2" office:value-type="string">
            <text:p text:style-name="Standard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9"><text:span text:style-name="Source_20_Text"><text:span text:style-name="T6">&lt;null&gt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ori</text:span><text:span text:style-name="Source_20_Text"><text:span text:style-name="T4">ent</text:span></text:span></text:p>
          </table:table-cell>
          <table:table-cell table:style-name="Table1.A2" office:value-type="string">
            <text:p text:style-name="P2">Sets the<text:span text:style-name="T4"> orient.</text:span></text:p>
            <text:p text:style-name="P2"><text:span text:style-name="T7">Values:</text:span><text:span text:style-name="Source_20_Text"><text:span text:style-name="T6">horizontal</text:span></text:span><text:span text:style-name="T5"> | </text:span><text:span text:style-name="Source_20_Text"><text:span text:style-name="T5">ver</text:span></text:span><text:span text:style-name="Source_20_Text"><text:span text:style-name="T8">tical </text:span></text:span></text:p>
          </table:table-cell>
          <table:table-cell table:style-name="Table1.A2" office:value-type="string">
            <text:p text:style-name="Standard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1"><text:span text:style-name="Source_20_Text"><text:span text:style-name="T5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spacing</text:span></text:p>
          </table:table-cell>
          <table:table-cell table:style-name="Table1.B4" office:value-type="string">
            <text:p text:style-name="P8">Sets the<text:span text:style-name="T4"> spacing.(such as "</text:span><text:span text:style-name="Source_20_Text"><text:span text:style-name="T4">0</text:span></text:span><text:span text:style-name="T4">", "</text:span><text:span text:style-name="Source_20_Text"><text:span text:style-name="T4">5px</text:span></text:span><text:span text:style-name="T4">", "</text:span><text:span text:style-name="Source_20_Text"><text:span text:style-name="T4">3pt</text:span></text:span><text:span text:style-name="T4">" or "</text:span><text:span text:style-name="Source_20_Text"><text:span text:style-name="T4">1em</text:span></text:span><text:span text:style-name="T4">")</text:span></text:p>
          </table:table-cell>
          <table:table-cell table:style-name="Table1.A2" office:value-type="string">
            <text:p text:style-name="Standard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3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val</text:span><text:span text:style-name="Source_20_Text"><text:span text:style-name="T4">ign</text:span></text:span></text:p>
          </table:table-cell>
          <table:table-cell table:style-name="Table1.B4" office:value-type="string">
            <text:p text:style-name="P8">Sets the vertical alignment of the adjacent cells of a box.</text:p>
            <text:p text:style-name="P8"><text:span text:style-name="T7">Value:</text:span><text:span text:style-name="Source_20_Text"><text:span text:style-name="T6">top|middle|bottom</text:span></text:span></text:p>
          </table:table-cell>
          <table:table-cell table:style-name="Table1.A2" office:value-type="string">
            <text:p text:style-name="Standard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9"><text:span text:style-name="Source_20_Text"><text:span text:style-name="T6">top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widths</text:span></text:p>
          </table:table-cell>
          <table:table-cell table:style-name="Table1.B4" office:value-type="string">
            <text:p text:style-name="P8">Sets the widths/heights, which is a list of numbers separated by comma to denote the width/height of each cell in a box.</text:p>
          </table:table-cell>
          <table:table-cell table:style-name="Table1.A2" office:value-type="string">
            <text:p text:style-name="Standard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9"><text:span text:style-name="Source_20_Text"><text:span text:style-name="T9">&lt;empty&gt;</text:span></text:span></text:p>
          </table:table-cell>
        </table:table-row>
      </table:table>
      <text:p text:style-name="P14"/>
      <text:h text:style-name="P1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P8"><text:span text:style-name="Source_20_Text"><text:span text:style-name="T10">getChildInnerAttrs(org.zkoss.zk.ui.Component) </text:span></text:span></text:p>
          </table:table-cell>
          <table:table-cell table:style-name="Table3.A2" office:value-type="string">
            <text:p text:style-name="Table_20_Contents">Returns the inner attributes used to wrap the children (never null).</text:p>
          </table:table-cell>
          <table:table-cell table:style-name="Table3.C2" office:value-type="string">
            <text:p text:style-name="Standard"><text:span text:style-name="Source_20_Text"><text:span text:style-name="T5">java.lang.String</text:span></text:span></text:p>
          </table:table-cell>
        </table:table-row>
        <table:table-row>
          <table:table-cell table:style-name="Table3.A2" office:value-type="string">
            <text:p text:style-name="P8"><text:span text:style-name="Source_20_Text"><text:span text:style-name="T10">getChildOuterAttrs(org.zkoss.zk.ui.Component) </text:span></text:span></text:p>
          </table:table-cell>
          <table:table-cell table:style-name="Table3.A2" office:value-type="string">
            <text:p text:style-name="Table_20_Contents">Returns the outer attributes used to wrap the children (never null).</text:p>
          </table:table-cell>
          <table:table-cell table:style-name="Table3.C2" office:value-type="string">
            <text:p text:style-name="Standard"><text:span text:style-name="Source_20_Text"><text:span text:style-name="T5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DrawNewChild(org.zkoss.zk.ui.Component, java.lang.StringBuffer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</table:table>
      <text:h text:style-name="Heading_20_4" text:outline-level="4"/>
      <text:h text:style-name="P12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>
          <table:table-cell table:style-name="Table2.A2" office:value-type="string">
            <text:p text:style-name="P10"><text:a xlink:type="simple" xlink:href="../XulElement.xml">org.zkoss.zul.impl.XulElement</text:a></text:p>
          </table:table-cell>
        </table:table-row>
        <table:table-row>
          <table:table-cell table:style-name="Table2.A2" office:value-type="string">
            <text:p text:style-name="P10"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10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2T11:42:36</dc:date>
    <meta:print-date>2007-09-03T09:33:50</meta:print-date>
    <dc:language>en-US</dc:language>
    <meta:editing-cycles>88</meta:editing-cycles>
    <meta:editing-duration>PT5H15M2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64" meta:word-count="278" meta:character-count="1932"/>
  </office:meta>
</office:document-meta>
</file>